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7e0021" draw:marker-start-width="0.276cm" draw:marker-end-width="0.276cm" draw:fill="solid" draw:fill-color="#cc99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7e0021" draw:marker-start-width="0.276cm" draw:marker-end="Arrow" draw:marker-end-width="0.376cm" draw:fill="none" draw:fill-color="#cc99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3465a4" draw:marker-start-width="0.276cm" draw:marker-end="Arrow" draw:marker-end-width="0.376cm" draw:fill="none" draw:fill-color="#99cc99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314004" draw:marker-start-width="0.276cm" draw:marker-end="Arrow" draw:marker-end-width="0.376cm" draw:fill="none" draw:fill-color="#99cc99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314004" draw:marker-start-width="0.276cm" draw:marker-end-width="0.276cm" draw:fill="solid" draw:fill-color="#99cc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4b1f6f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4b1f6f" draw:marker-start-width="0.276cm" draw:marker-end="Arrow" draw:marker-end-width="0.376cm" draw:fill="none" draw:fill-color="#e6e6ff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333333" draw:marker-start-width="0.276cm" draw:marker-end="Arrow" draw:marker-end-width="0.376cm" draw:fill="none" draw:fill-color="#e6e6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7e0021"/>
    </style:style>
    <style:style style:name="P3" style:family="paragraph">
      <style:text-properties fo:color="#314004"/>
    </style:style>
    <style:style style:name="P4" style:family="paragraph">
      <style:paragraph-properties fo:text-align="center"/>
      <style:text-properties fo:color="#4b1f6f"/>
    </style:style>
    <style:style style:name="T1" style:family="text">
      <style:text-properties fo:color="#7e0021"/>
    </style:style>
    <style:style style:name="T2" style:family="text">
      <style:text-properties fo:color="#314004"/>
    </style:style>
    <style:style style:name="T3" style:family="text">
      <style:text-properties fo:color="#4b1f6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54cm" svg:height="2.032cm" svg:x="0.508cm" svg:y="7.62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.778cm" svg:y1="6.477cm" svg:x2="1.778cm" svg:y2="7.62cm">
              <text:p/>
            </draw:line>
            <draw:frame draw:style-name="gr3" draw:text-style-name="P2" draw:layer="layout" svg:width="2.085cm" svg:height="0.962cm" svg:x="0.736cm" svg:y="8.155cm">
              <draw:text-box>
                <text:p><text:span text:style-name="T1">Apply</text:span></text:p>
              </draw:text-box>
            </draw:frame>
          </draw:g>
          <draw:g xml:id="id2" draw:id="id2">
            <draw:g>
              <draw:g>
                <draw:custom-shape draw:style-name="gr4" draw:text-style-name="P1" draw:layer="layout" svg:width="0.762cm" svg:height="1.651cm" svg:x="0cm" svg:y="2.032cm">
                  <text:p/>
                  <draw:enhanced-geometry svg:viewBox="0 0 21600 21600" draw:type="rectangle" draw:enhanced-path="M 0 0 L 21600 0 21600 21600 0 21600 0 0 Z N"/>
                </draw:custom-shape>
                <draw:line draw:style-name="gr5" draw:text-style-name="P1" draw:layer="layout" svg:x1="0cm" svg:y1="3.483cm" svg:x2="0.762cm" svg:y2="3.483cm">
                  <text:p/>
                </draw:line>
                <draw:line draw:style-name="gr5" draw:text-style-name="P1" draw:layer="layout" svg:x1="0cm" svg:y1="3.283cm" svg:x2="0.762cm" svg:y2="3.283cm">
                  <text:p/>
                </draw:line>
                <draw:line draw:style-name="gr5" draw:text-style-name="P1" draw:layer="layout" svg:x1="0cm" svg:y1="3.083cm" svg:x2="0.762cm" svg:y2="3.083cm">
                  <text:p/>
                </draw:line>
                <draw:line draw:style-name="gr5" draw:text-style-name="P1" draw:layer="layout" svg:x1="0cm" svg:y1="2.883cm" svg:x2="0.762cm" svg:y2="2.883cm">
                  <text:p/>
                </draw:line>
                <draw:line draw:style-name="gr5" draw:text-style-name="P1" draw:layer="layout" svg:x1="0cm" svg:y1="2.683cm" svg:x2="0.762cm" svg:y2="2.683cm">
                  <text:p/>
                </draw:line>
                <draw:line draw:style-name="gr5" draw:text-style-name="P1" draw:layer="layout" svg:x1="0cm" svg:y1="2.483cm" svg:x2="0.762cm" svg:y2="2.483cm">
                  <text:p/>
                </draw:line>
              </draw:g>
              <draw:g>
                <draw:custom-shape draw:style-name="gr4" draw:text-style-name="P1" draw:layer="layout" svg:width="0.762cm" svg:height="1.651cm" svg:x="1.397cm" svg:y="2.032cm">
                  <text:p/>
                  <draw:enhanced-geometry svg:viewBox="0 0 21600 21600" draw:type="rectangle" draw:enhanced-path="M 0 0 L 21600 0 21600 21600 0 21600 0 0 Z N"/>
                </draw:custom-shape>
                <draw:line draw:style-name="gr5" draw:text-style-name="P1" draw:layer="layout" svg:x1="1.397cm" svg:y1="3.483cm" svg:x2="2.159cm" svg:y2="3.483cm">
                  <text:p/>
                </draw:line>
                <draw:line draw:style-name="gr5" draw:text-style-name="P1" draw:layer="layout" svg:x1="1.397cm" svg:y1="3.283cm" svg:x2="2.159cm" svg:y2="3.283cm">
                  <text:p/>
                </draw:line>
                <draw:line draw:style-name="gr5" draw:text-style-name="P1" draw:layer="layout" svg:x1="1.397cm" svg:y1="3.083cm" svg:x2="2.159cm" svg:y2="3.083cm">
                  <text:p/>
                </draw:line>
                <draw:line draw:style-name="gr5" draw:text-style-name="P1" draw:layer="layout" svg:x1="1.397cm" svg:y1="2.883cm" svg:x2="2.159cm" svg:y2="2.883cm">
                  <text:p/>
                </draw:line>
                <draw:line draw:style-name="gr5" draw:text-style-name="P1" draw:layer="layout" svg:x1="1.397cm" svg:y1="2.683cm" svg:x2="2.159cm" svg:y2="2.683cm">
                  <text:p/>
                </draw:line>
                <draw:line draw:style-name="gr5" draw:text-style-name="P1" draw:layer="layout" svg:x1="1.397cm" svg:y1="2.483cm" svg:x2="2.159cm" svg:y2="2.483cm">
                  <text:p/>
                </draw:line>
              </draw:g>
              <draw:g>
                <draw:custom-shape draw:style-name="gr4" draw:text-style-name="P1" draw:layer="layout" svg:width="0.762cm" svg:height="1.651cm" svg:x="2.794cm" svg:y="2.032cm">
                  <text:p/>
                  <draw:enhanced-geometry svg:viewBox="0 0 21600 21600" draw:type="rectangle" draw:enhanced-path="M 0 0 L 21600 0 21600 21600 0 21600 0 0 Z N"/>
                </draw:custom-shape>
                <draw:line draw:style-name="gr5" draw:text-style-name="P1" draw:layer="layout" svg:x1="2.794cm" svg:y1="3.483cm" svg:x2="3.556cm" svg:y2="3.483cm">
                  <text:p/>
                </draw:line>
                <draw:line draw:style-name="gr5" draw:text-style-name="P1" draw:layer="layout" svg:x1="2.794cm" svg:y1="3.283cm" svg:x2="3.556cm" svg:y2="3.283cm">
                  <text:p/>
                </draw:line>
                <draw:line draw:style-name="gr5" draw:text-style-name="P1" draw:layer="layout" svg:x1="2.794cm" svg:y1="3.083cm" svg:x2="3.556cm" svg:y2="3.083cm">
                  <text:p/>
                </draw:line>
                <draw:line draw:style-name="gr5" draw:text-style-name="P1" draw:layer="layout" svg:x1="2.794cm" svg:y1="2.883cm" svg:x2="3.556cm" svg:y2="2.883cm">
                  <text:p/>
                </draw:line>
                <draw:line draw:style-name="gr5" draw:text-style-name="P1" draw:layer="layout" svg:x1="2.794cm" svg:y1="2.683cm" svg:x2="3.556cm" svg:y2="2.683cm">
                  <text:p/>
                </draw:line>
                <draw:line draw:style-name="gr5" draw:text-style-name="P1" draw:layer="layout" svg:x1="2.794cm" svg:y1="2.483cm" svg:x2="3.556cm" svg:y2="2.483cm">
                  <text:p/>
                </draw:line>
              </draw:g>
              <draw:line draw:style-name="gr6" draw:text-style-name="P1" draw:layer="layout" svg:x1="0.381cm" svg:y1="0.762cm" svg:x2="0.381cm" svg:y2="2.032cm">
                <text:p/>
              </draw:line>
              <draw:line draw:style-name="gr6" draw:text-style-name="P1" draw:layer="layout" svg:x1="1.778cm" svg:y1="0.762cm" svg:x2="1.778cm" svg:y2="2.032cm">
                <text:p/>
              </draw:line>
              <draw:line draw:style-name="gr6" draw:text-style-name="P1" draw:layer="layout" svg:x1="3.175cm" svg:y1="0.762cm" svg:x2="3.175cm" svg:y2="2.032cm">
                <text:p/>
              </draw:line>
            </draw:g>
            <draw:g>
              <draw:line draw:style-name="gr7" draw:text-style-name="P1" draw:layer="layout" svg:x1="0.381cm" svg:y1="3.683cm" svg:x2="1.016cm" svg:y2="4.699cm">
                <text:p/>
              </draw:line>
              <draw:line draw:style-name="gr7" draw:text-style-name="P1" draw:layer="layout" svg:x1="3.175cm" svg:y1="3.683cm" svg:x2="2.54cm" svg:y2="4.699cm">
                <text:p/>
              </draw:line>
              <draw:line draw:style-name="gr7" draw:text-style-name="P1" draw:layer="layout" svg:x1="1.78cm" svg:y1="3.683cm" svg:x2="1.78cm" svg:y2="4.445cm">
                <text:p/>
              </draw:line>
              <draw:g>
                <draw:custom-shape draw:style-name="gr8" draw:text-style-name="P1" draw:layer="layout" svg:width="2.032cm" svg:height="2.032cm" svg:x="0.764cm" svg:y="4.4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3" draw:text-style-name="P3" draw:layer="layout" svg:width="2.369cm" svg:height="0.962cm" svg:x="0.596cm" svg:y="4.98cm">
                  <draw:text-box>
                    <text:p text:style-name="P3"><text:span text:style-name="T2">Arbiter</text:span></text:p>
                  </draw:text-box>
                </draw:frame>
              </draw:g>
            </draw:g>
          </draw:g>
          <draw:g xml:id="id1" draw:id="id1">
            <draw:custom-shape draw:style-name="gr9" draw:text-style-name="P4" draw:layer="layout" svg:width="3.048cm" svg:height="1.778cm" svg:x="0.254cm" svg:y="10.714cm">
              <text:p text:style-name="P4"><text:span text:style-name="T3">Broadcast</text:span></text:p>
              <draw:enhanced-geometry svg:viewBox="0 0 21600 21600" draw:type="rectangle" draw:enhanced-path="M 0 0 L 21600 0 21600 21600 0 21600 0 0 Z N"/>
            </draw:custom-shape>
            <draw:line draw:style-name="gr10" draw:text-style-name="P1" draw:layer="layout" svg:x1="1.778cm" svg:y1="9.652cm" svg:x2="1.778cm" svg:y2="10.714cm">
              <text:p/>
            </draw:line>
          </draw:g>
          <draw:connector draw:style-name="gr11" draw:text-style-name="P1" draw:layer="layout" draw:line-skew="0cm 5.098cm -0.236cm" svg:x1="1.778cm" svg:y1="12.492cm" svg:x2="1.778cm" svg:y2="0.762cm" draw:start-shape="id1" draw:start-glue-point="2" draw:end-shape="id2" draw:end-glue-point="0" svg:d="M1778 12492v526h2794v-13018h-2794v762" svg:viewBox="0 0 2795 1301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.572cm" fo:page-height="13.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na Engelhardt</meta:initial-creator>
    <meta:creation-date>2015-08-24T18:04:56.320555055</meta:creation-date>
    <dc:date>2015-08-24T18:43:00.301392090</dc:date>
    <dc:creator>Nina Engelhardt</dc:creator>
    <meta:editing-duration>PT22M53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